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P3" style:family="paragraph" style:parent-style-name="Heading_20_1">
      <style:text-properties fo:language="es" fo:country="ES"/>
    </style:style>
    <style:style style:name="P4" style:family="paragraph" style:parent-style-name="Preformatted_20_Text">
      <style:paragraph-properties fo:margin-top="0in" fo:margin-bottom="0.1965in" loext:contextual-spacing="false"/>
    </style:style>
    <style:style style:name="P5" style:family="paragraph" style:parent-style-name="Preformatted_20_Text">
      <style:paragraph-properties fo:margin-top="0in" fo:margin-bottom="0.1965in" loext:contextual-spacing="false" style:writing-mode="lr-tb"/>
    </style:style>
    <style:style style:name="P6" style:family="paragraph" style:parent-style-name="Preformatted_20_Text">
      <style:paragraph-properties style:writing-mode="lr-tb"/>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font-size="18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yui_3_17_2_1_1475794350642_180"/>3. Potenciacion Cliente Web</text:h>
      <text:h text:style-name="Heading_20_3" text:outline-level="3">(DOM) Document Object Model</text:h>
      <text:h text:style-name="P3" text:outline-level="1"><text:bookmark text:name="firstHeading"/>Document Object Model</text:h>
      <text:p text:style-name="Text_20_body">El <text:span text:style-name="T3">Document Object Model</text:span> o <text:span text:style-name="T1">DOM</text:span> ('Modelo de Objetos del Documento' o 'Modelo en Objetos para la Representación de Documentos') es esencialmente una interfaz de programación de aplicaciones (API) que proporciona un conjunto estándar de objetos para representar documentos <text:a xlink:type="simple" xlink:href="http://virtual.uagrm.edu.bo/pregrado/mod/resource/view.php?id=4872" text:style-name="Internet_20_link" text:visited-style-name="Visited_20_Internet_20_Link">HTML</text:a> y XML, un modelo estándar sobre cómo pueden combinarse dichos objetos, y una interfaz estándar para acceder a ellos y manipularlos. A través del DOM, los programas pueden acceder y modificar el <text:a xlink:type="simple" xlink:href="http://virtual.uagrm.edu.bo/pregrado/mod/page/view.php?id=4865" text:style-name="Internet_20_link" text:visited-style-name="Visited_20_Internet_20_Link">contenido</text:a>, estructura y estilo de los documentos <text:a xlink:type="simple" xlink:href="http://virtual.uagrm.edu.bo/pregrado/mod/resource/view.php?id=4872" text:style-name="Internet_20_link" text:visited-style-name="Visited_20_Internet_20_Link">HTML</text:a> y XML, que es para lo que se diseñó principalmente.</text:p>
      <text:p text:style-name="Text_20_body">El responsable del DOM es el World Wide Web Consortium (W3C).</text:p>
      <text:p text:style-name="Text_20_body">El DOM es una interfaz de programación de aplicaciones para acceder, añadir y cambiar dinámicamente <text:a xlink:type="simple" xlink:href="http://virtual.uagrm.edu.bo/pregrado/mod/page/view.php?id=4865" text:style-name="Internet_20_link" text:visited-style-name="Visited_20_Internet_20_Link">contenido</text:a> estructurado en documentos con lenguajes como ECMAScript (<text:a xlink:type="simple" xlink:href="http://virtual.uagrm.edu.bo/pregrado/mod/resource/view.php?id=4873" text:style-name="Internet_20_link" text:visited-style-name="Visited_20_Internet_20_Link">JavaScript</text:a>).</text:p>
      <text:h text:style-name="Heading_20_2" text:outline-level="2"><text:bookmark text:name="Desarrollo_del_DOM"/>Desarrollo del DOM</text:h>
      <text:p text:style-name="Text_20_body">La primera vez que el DOM se utilizó, fue con el navegador Netscape Navigator en su versión 2.0. Este DOM se conoce también como «modelo básico», o «DOM nivel 0». Internet Explorer 3.0 fue el primer navegador de Microsoft que utilizó este nivel. Netscape 3.0 empezó a utilizar <text:span text:style-name="T2">rollovers</text:span>. Microsoft empezó a usar <text:span text:style-name="T2">rollovers</text:span> en Internet Explorer 4.0. Netscape 4.0 agregó la capacidad de detectar eventos ocurridos en el ratón y el teclado. Una característica de este navegador fue el uso de capas. Sin embargo, esta capacidad se ha eliminado en los navegadores creados posteriormente.</text:p>
      <text:p text:style-name="Text_20_body">En Internet Explorer 4.0 todos los <text:span text:style-name="T2">elementos</text:span> de una página web se empezaron a considerar <text:span text:style-name="T2">objetos</text:span> computacionales con la capacidad de ser modificados. Debido a las diferencias en estos navegadores, el World Wide Web Consortium emitió una especificación denominada «DOM nivel 1» en el mes de octubre de 1998 en la cual se consideraron las características y manipulación de todos los elementos existentes en los archivos <text:a xlink:type="simple" xlink:href="http://virtual.uagrm.edu.bo/pregrado/mod/resource/view.php?id=4872" text:style-name="Internet_20_link" text:visited-style-name="Visited_20_Internet_20_Link">HTML</text:a> y XML. En noviembre del año 2000 se emitió la especificación del «DOM nivel 2». En esta especificación se incluyó la manipulación de eventos en el navegador, la capacidad de interacción con CSS, y la manipulación de partes del texto en las páginas de la web. «DOM nivel 3» se emitió en abril de 2004; utiliza la definición de tipo de documento (DTD) y la validación de documentos.</text:p>
      <text:h text:style-name="Heading_20_3" text:outline-level="3"><text:bookmark text:name="Problemas_de_compatibilidad"/>Problemas de compatibilidad</text:h>
      <text:p text:style-name="Text_20_body">La guerra entre navegadores que existió entre el Netscape Navigator y el Internet Explorer de Microsoft y otras compañías sigue creando graves problemas para los programadores de páginas web, ya que, aunque todos los navegadores utilizan <text:a xlink:type="simple" xlink:href="http://virtual.uagrm.edu.bo/pregrado/mod/resource/view.php?id=4873" text:style-name="Internet_20_link" text:visited-style-name="Visited_20_Internet_20_Link">Javascript</text:a> como uno de los lenguajes de programación, los objetos no se comportan de la misma forma, lo que obliga con frecuencia a programar las páginas <text:soft-page-break/>en más de una versión, una para el Netscape, o Mozilla Firefox, Safari, Opera y Chrome, etc, y otra para Internet Explorer. En suma, no todas las versiones de un mismo navegador se comportan igual.</text:p>
      <text:p text:style-name="Text_20_body">El World Wide Web Consortium (W3C), el consorcio encargado de definir los estándares de la web, decidió crear un modelo de objetos único, el DOM, para que todos los fabricantes pudieran adoptarlo, facilitando la compatibilidad plena entre ellos.</text:p>
      <text:p text:style-name="Text_20_body">No obstante, Microsoft ha añadido su propia extensión al DOM, creando problemas de interoperabilidad para los navegadores web.</text:p>
      <text:p text:style-name="Text_20_body">Como el navegador de Microsoft, Internet Explorer, hasta el año 2002 fue el navegador web más empleado, esto llevó a un problema real a los desarrolladores de navegadores más comprometidos con los estándares, como Mozilla. Si adoptan las extensiones de Microsoft al DOM, se arriesgan a perder credibilidad en sus llamadas a que los sitios web respeten el estándar, y si no lo hacen, se arriesgan a alienar a sus usuarios por la pérdida de compatibilidad con casi todos los sitios web que utilizan las extensiones de Microsoft. Los críticos han observado esta actitud como otro caso de aplicación de la táctica de Microsoft de «adoptar, extender y extinguir». Esto puede ser considerado irónico, debido a que tanto Microsoft como Netscape fueron responsables de proporcionar extensiones no estándares en la «carrera armamentística» por el control del estándar, y Mozilla surgió como una iniciativa de Netscape.</text:p>
      <text:p text:style-name="Text_20_body">La opinión general parece indicar que esto cambiará solo si nuevos navegadores que respeten los estándares ganan una cuota de mercado significativa en la Web, de forma que el uso de extensiones no estándares se convierta en un problema comercial para los autores de los sitios web que las usen. Esto ya está pasando con Mozilla Firefox, el cual desde hace varios años, viene incrementando su utilización en PC junto a la novedad de Google Chrome.</text:p>
      <text:p text:style-name="Text_20_body">Actualmente la cuota de mercado del navegador IE se va reduciendo, actualmente representa 1/3 de la cuota de mercado, perdiendo un 10% en este último año 2011-12.</text:p>
      <text:h text:style-name="Heading_20_2" text:outline-level="2"><text:bookmark text:name="Estableciendo_referencias_a_objetos"/>Estableciendo referencias a objetos</text:h>
      <text:p text:style-name="Text_20_body">El DOM define la manera en que objetos y elementos se relacionan entre sí en el navegador y en el documento.</text:p>
      <text:p text:style-name="Text_20_body">Cualquier lenguaje de programación adecuado para el diseño web puede ser utilizado. En el caso de <text:a xlink:type="simple" xlink:href="http://virtual.uagrm.edu.bo/pregrado/mod/resource/view.php?id=4873" text:style-name="Internet_20_link" text:visited-style-name="Visited_20_Internet_20_Link">JavaScript</text:a>, cada objeto tiene un nombre, el cual es exclusivo y único. Cuando existen más de un objeto del mismo tipo en un documento web, estos se organizan en un vector.</text:p>
      <text:p text:style-name="Text_20_body">Es posible asignarle una identificación a un objeto, y luego usarla para hacer referencia a éste, por ejemplo:</text:p>
      <text:p text:style-name="P5">&lt;div id="Juan"&gt;....&lt;/div&gt;</text:p>
      <text:p text:style-name="Text_20_body">Para hacer referencia a elementos del mismo tipo, los cuales, como se ha dicho, están organizados en un vector, se pueden utilizar puntos de la siguiente manera.</text:p>
      <text:p text:style-name="P6"><text:soft-page-break/>document.div[0]</text:p>
      <text:p text:style-name="P6">document.div["Juan"]</text:p>
      <text:p text:style-name="P5">document.div.Juan</text:p>
      <text:p text:style-name="Text_20_body">Donde el elemento «Juan» es el primer elemento del vector de elementos del tipo <text:span text:style-name="Teletype">&lt;div&gt;</text:span>.</text:p>
      <text:p text:style-name="Text_20_body">También se puede usar la función <text:span text:style-name="T2">getElementById</text:span>.</text:p>
      <text:p text:style-name="P5">document.getElementById("Juan")</text:p>
      <text:h text:style-name="Heading_20_2" text:outline-level="2"><text:bookmark text:name="Manipulando_las_propiedades_y_funciones_de_objetos"/>Manipulando las propiedades y funciones de objetos</text:h>
      <text:p text:style-name="Text_20_body">Los objetos computacionales de la misma forma que cualquier objeto de la vida real, tienen propiedades. Algunos ejemplos de propiedades de objetos de la vida real son dimensiones, color y peso.</text:p>
      <text:p text:style-name="Text_20_body">En la mayoría de los objetos computacionales algunas propiedades se pueden determinar de la siguiente manera:</text:p>
      <text:p text:style-name="P6">Objeto.propiedad = valor;</text:p>
      <text:p text:style-name="P6"/>
      <text:p text:style-name="P6">//por ejemplo para el objeto «Vaso»</text:p>
      <text:p text:style-name="P6"/>
      <text:p text:style-name="P5">Vaso.color = rojo;</text:p>
      <text:p text:style-name="Text_20_body">La manipulación de objetos sigue los mismos principios que en el lenguaje de programación que se esté utilizando. Una de las características de estos objetos es la <text:span text:style-name="T2">función</text:span> para la cual están diseñados, de hecho la mayoría de las ocasiones tienen más de una función. En <text:a xlink:type="simple" xlink:href="http://virtual.uagrm.edu.bo/pregrado/mod/resource/view.php?id=4873" text:style-name="Internet_20_link" text:visited-style-name="Visited_20_Internet_20_Link">JavaScript</text:a>, muchas funciones para cada uno de los objetos, incluyendo el navegador y la ventana que lo contiene, han sido definidas previamente; adicionalmente, el usuario puede definir funciones de acuerdo a sus necesidades, por ejemplo el código:</text:p>
      <text:p text:style-name="P6">function comeLaLetraA(Texto){</text:p>
      <text:p text:style-name="P6"><text:s text:c="2"/>var TextoNuevo = "";</text:p>
      <text:p text:style-name="P6"><text:s text:c="2"/>while(letras en el Texto recibido){</text:p>
      <text:p text:style-name="P6"><text:s text:c="4"/>//lee la siguiente letra</text:p>
      <text:p text:style-name="P6"><text:s text:c="4"/>//si esta letra no es «a» añádela al nuevo texto</text:p>
      <text:p text:style-name="P6"><text:s text:c="2"/>}</text:p>
      <text:p text:style-name="P6"><text:s text:c="2"/>return TextoNuevo;</text:p>
      <text:p text:style-name="P5">}</text:p>
      <text:p text:style-name="Text_20_body">Añade una nueva función al documento utilizado para crear una página web.</text:p>
      <text:h text:style-name="Heading_20_2" text:outline-level="2"><text:bookmark text:name="Eventos"/>Eventos</text:h>
      <text:p text:style-name="Text_20_body">Un evento desde el punto de vista computacional ocurre cuando alguna situación cambia en la computadora, como por ejemplo, la posición del ratón, la pulsación de alguna tecla, los contenidos de alguna de las memorias, la condición de la pantalla, etc. En la creación de páginas web estos eventos representan la interacción de la computadora con el usuario.</text:p>
      <text:p text:style-name="Text_20_body"><text:soft-page-break/>Cuando algunos de estos eventos ocurren, como por ejemplo la presión de algún botón del ratón, es deseable que la computadora responda de alguna manera. Esta es la razón por la que existen <text:span text:style-name="T2">event handlers</text:span> ('encargados de manejar eventos') los cuales son objetos que responden a eventos. Una manera de añadir eventos en el DOM utilizando <text:a xlink:type="simple" xlink:href="http://virtual.uagrm.edu.bo/pregrado/mod/resource/view.php?id=4873" text:style-name="Internet_20_link" text:visited-style-name="Visited_20_Internet_20_Link">javascript</text:a> es:</text:p>
      <text:p text:style-name="P5">&lt;element onevent="script"&gt;....&lt;/element&gt;</text:p>
      <text:p text:style-name="Text_20_body">Por ejemplo:</text:p>
      <text:p text:style-name="P6">&lt;div id="midivision" onClick="<text:a xlink:type="simple" xlink:href="http://virtual.uagrm.edu.bo/pregrado/mod/resource/view.php?id=4873" text:style-name="Internet_20_link" text:visited-style-name="Visited_20_Internet_20_Link">javascript</text:a>:comeLaLetraA('bar');"&gt;</text:p>
      <text:p text:style-name="P6">Aquí va otro texto</text:p>
      <text:p text:style-name="P5">&lt;/div&gt;</text:p>
      <text:p text:style-name="Text_20_body">Otra forma de manipular eventos en <text:a xlink:type="simple" xlink:href="http://virtual.uagrm.edu.bo/pregrado/mod/resource/view.php?id=4873" text:style-name="Internet_20_link" text:visited-style-name="Visited_20_Internet_20_Link">JavaScript</text:a> al crear páginas web es tratándolos como propiedades de los elementos que forman la página, por ejemplo:</text:p>
      <text:p text:style-name="P6">object.event = funcion;</text:p>
      <text:p text:style-name="P6">//como puede ser:</text:p>
      <text:p text:style-name="P6">document.midivision.onclick = hazAlgo;</text:p>
      <text:p text:style-name="P6">// también:</text:p>
      <text:p text:style-name="P5">document.getElementById("midivision").onclick = hazAlgo;</text:p>
      <text:p text:style-name="Text_20_body">En DOM se considera que un evento se origina en el exterior de la página web y se propaga de alguna manera hasta los elementos internos de la página. Un posible ejemplo de esta propagación es:</text:p>
      <text:p text:style-name="Preformatted_20_Text">EVENTO → Ventana → Document → <text:a xlink:type="simple" xlink:href="http://virtual.uagrm.edu.bo/pregrado/mod/resource/view.php?id=4872" text:style-name="Internet_20_link" text:visited-style-name="Visited_20_Internet_20_Link">HTML</text:a> → BODY → DIV → DESTINO</text:p>
      <text:p text:style-name="P4">RESPUESTA → DIV → BODY → <text:a xlink:type="simple" xlink:href="http://virtual.uagrm.edu.bo/pregrado/mod/resource/view.php?id=4872" text:style-name="Internet_20_link" text:visited-style-name="Visited_20_Internet_20_Link">HTML</text:a> → Document → Ventana → EVENTO</text:p>
      <text:p text:style-name="Text_20_body">Siguiendo esta idea, se establecen tres etapas: <text:span text:style-name="T2">captura</text:span>, la cual se da cuando el evento se está trasladando a su destino. <text:span text:style-name="T2">Blanco</text:span>, que ocurre cuando llega al blanco, o sea que llega a su destino. Este destino es el objeto en el cual se va a crear una reacción a este evento. Finalmente la etapa de <text:span text:style-name="T2">burbujeo</text:span> que ocurre cuando el evento «regresa» a su posición original.</text:p>
      <text:p text:style-name="Text_20_body">Ciertos objetos pueden estar al pendiente de ciertos eventos. Para hacer esto el objeto añade un «oyente de eventos» con la función addEventListener. Cuando el evento ocurra, alguna función determinada se lleva a cabo, en este proceso se indica en que momento la función se lleva a cabo, ya sea en la etapa de <text:span text:style-name="T2">captura</text:span> o en la etapa de <text:span text:style-name="T2">burbujeo</text:span>. Este momento se indica con la palabra <text:span text:style-name="T2">true</text:span> si debe ocurrir en la etapa de captura o <text:span text:style-name="T2">false</text:span> si debe ocurrir en la etapa de burbujeo. En <text:a xlink:type="simple" xlink:href="http://virtual.uagrm.edu.bo/pregrado/mod/resource/view.php?id=4873" text:style-name="Internet_20_link" text:visited-style-name="Visited_20_Internet_20_Link">JavaScript</text:a> se escribe de la siguiente manera:</text:p>
      <text:p text:style-name="P6">objeto.addEventListener(evento, funcion, momento);</text:p>
      <text:p text:style-name="P6"/>
      <text:p text:style-name="P6">por ejemplo:</text:p>
      <text:p text:style-name="P6"/>
      <text:p text:style-name="P6">document.getElementById("mydivision").addEventListener("click", hazAlgo, false);</text:p>
      <text:p text:style-name="P5"><text:span text:style-name="Strong_20_Emphasis"><text:span text:style-name="T4">Frameworks de </text:span></text:span><text:a xlink:type="simple" xlink:href="http://virtual.uagrm.edu.bo/pregrado/mod/resource/view.php?id=4873" text:style-name="Internet_20_link" text:visited-style-name="Visited_20_Internet_20_Link"><text:span text:style-name="Strong_20_Emphasis"><text:span text:style-name="T4">JavaScript</text:span></text:span></text:a><text:span text:style-name="Strong_20_Emphasis"><text:span text:style-name="T4"> que trabajan a través de distintos DOM</text:span></text:span></text:p>
      <text:list xml:id="list7020408078688435579" text:style-name="L1">
        <text:list-item>
          <text:list>
            <text:list-item>
              <text:p text:style-name="P2"><text:a xlink:type="simple" xlink:href="http://mootools.net/" text:style-name="Internet_20_link" text:visited-style-name="Visited_20_Internet_20_Link">MooTools</text:a> (MIT Style License) </text:p>
            </text:list-item>
            <text:list-item>
              <text:p text:style-name="P2"><text:soft-page-break/><text:a xlink:type="simple" xlink:href="http://jquery.com/" text:style-name="Internet_20_link" text:visited-style-name="Visited_20_Internet_20_Link">JQuery</text:a> (licencia: MIT o GPL Versión 2) </text:p>
            </text:list-item>
            <text:list-item>
              <text:p text:style-name="P2"><text:a xlink:type="simple" xlink:href="http://www.prototypejs.org/" text:style-name="Internet_20_link" text:visited-style-name="Visited_20_Internet_20_Link">Prototype</text:a> (licencia: MIT para código fuente y CC BY-SA para documentación) </text:p>
            </text:list-item>
            <text:list-item>
              <text:p text:style-name="P2"><text:a xlink:type="simple" xlink:href="http://www.dojotoolkit.org/" text:style-name="Internet_20_link" text:visited-style-name="Visited_20_Internet_20_Link">Dojo</text:a> (licencia: AFL o BSD) </text:p>
            </text:list-item>
            <text:list-item>
              <text:p text:style-name="P1"><text:a xlink:type="simple" xlink:href="http://www.sencha.com/products/js" text:style-name="Internet_20_link" text:visited-style-name="Visited_20_Internet_20_Link">Ext JS</text:a> (Licencia: <text:a xlink:type="simple" xlink:href="http://www.sencha.com/products/license.php" text:style-name="Internet_20_link" text:visited-style-name="Visited_20_Internet_20_Link">GPL</text:a>) </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8:53:19.927758767</meta:creation-date>
    <dc:date>2016-10-06T18:53:47.814835080</dc:date>
    <meta:editing-duration>PT28S</meta:editing-duration>
    <meta:editing-cycles>1</meta:editing-cycles>
    <meta:document-statistic meta:table-count="0" meta:image-count="0" meta:object-count="0" meta:page-count="5" meta:paragraph-count="72" meta:word-count="1553" meta:character-count="9682" meta:non-whitespace-character-count="8185"/>
    <meta:generator>LibreOffice/5.1.5.2$Linux_X86_64 LibreOffice_project/10$Build-2</meta:generator>
  </office:meta>
</office:document-meta>
</file>